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kulturista-web" svg:font-family="kulturista-web, sans-serif"/>
    <style:font-face style:name="monaco" svg:font-family="monaco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707070" style:text-line-through-style="none" style:text-line-through-type="none" fo:letter-spacing="normal" style:text-underline-style="none" style:text-blinking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8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style:line-height-at-least="0.1457in" fo:text-align="start" style:justify-single-word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style:line-height-at-least="0.1457in" fo:text-align="start" style:justify-single-word="false" fo:text-indent="0in" style:auto-text-indent="false"/>
      <style:text-properties fo:font-variant="normal" fo:text-transform="none" fo:color="#333333" fo:background-color="#ffffff" fo:padding="0in" fo:border="none"/>
    </style:style>
    <style:style style:name="T1" style:family="text">
      <style:text-properties fo:color="#333333"/>
    </style:style>
    <style:style style:name="T2" style:family="text">
      <style:text-properties fo:color="#333333" fo:background-color="#ffffff" loext:char-shading-value="0" fo:padding="0in" fo:border="none"/>
    </style:style>
    <style:style style:name="T3" style:family="text">
      <style:text-properties fo:color="#3b73af" style:text-line-through-style="none" style:text-line-through-type="none" style:font-name="kulturista-web" fo:font-size="37.5pt" style:text-underline-style="none" fo:font-weight="normal" style:text-blinking="false" fo:padding="0in" fo:border="none"/>
    </style:style>
    <style:style style:name="T4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5" style:family="text">
      <style:text-properties fo:color="#006633" style:text-line-through-style="none" style:text-line-through-type="none" style:text-underline-style="none" style:text-blinking="false"/>
    </style:style>
    <style:style style:name="T6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7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8" style:family="text">
      <style:text-properties fo:font-variant="normal" fo:text-transform="none" fo:color="#707070" style:text-line-through-style="none" style:text-line-through-type="none" fo:letter-spacing="normal" style:text-underline-style="none" style:text-blinking="false" style:font-name-asian="Arial" style:font-size-asian="9pt" style:font-style-asian="normal" style:font-weight-asian="normal" fo:padding="0in" fo:border="none"/>
    </style:style>
    <style:style style:name="T9" style:family="text">
      <style:text-properties fo:font-variant="normal" fo:text-transform="none" fo:color="#707070" fo:letter-spacing="normal" style:font-name-asian="Arial" style:font-size-asian="9pt" style:font-style-asian="normal" style:font-weight-asian="normal" fo:padding="0in" fo:border="none"/>
    </style:style>
    <style:style style:name="T10" style:family="text">
      <style:text-properties fo:font-variant="normal" fo:text-transform="none" fo:color="#3f5fbf" style:font-name="monaco" fo:font-size="9pt" fo:font-style="normal" fo:font-weight="normal" fo:background-color="#ffffff" loext:char-shading-value="0" fo:padding="0in" fo:border="none"/>
    </style:style>
    <style:style style:name="T11" style:family="text">
      <style:text-properties fo:font-variant="normal" fo:text-transform="none" fo:color="#3f5fbf" fo:background-color="#ffffff" loext:char-shading-value="0" style:font-name-asian="monaco" style:font-size-asian="9pt" style:font-style-asian="normal" style:font-weight-asian="normal" fo:padding="0in" fo:border="none"/>
    </style:style>
    <style:style style:name="T12" style:family="text">
      <style:text-properties fo:font-variant="normal" fo:text-transform="none" fo:color="#ff1493" style:font-name="monaco" fo:font-size="9pt" fo:font-style="normal" fo:font-weight="normal" fo:background-color="#ffffff" loext:char-shading-value="0" fo:padding="0in" fo:border="none"/>
    </style:style>
    <style:style style:name="T13" style:family="text">
      <style:text-properties fo:font-variant="normal" fo:text-transform="none" fo:color="#333333" style:font-name="monaco" fo:font-size="9pt" fo:font-style="normal" fo:font-weight="normal" fo:background-color="#ffffff" loext:char-shading-value="0" fo:padding="0in" fo:border="none"/>
    </style:style>
    <style:style style:name="T14" style:family="text">
      <style:text-properties fo:font-variant="normal" fo:text-transform="none" fo:color="#333333" style:text-line-through-style="none" style:text-line-through-type="none" style:font-name="sans-serif" fo:font-size="10.5pt" fo:letter-spacing="normal" fo:font-style="normal" style:text-underline-style="none" fo:font-weight="normal" style:text-blinking="false" style:font-name-asian="sans-serif" style:font-size-asian="10.5pt" style:font-style-asian="normal" style:font-weight-asian="normal" style:font-name-complex="sans-serif" style:font-size-complex="10.5pt" style:font-style-complex="normal" style:font-weight-complex="normal" fo:padding="0in" fo:border="none"/>
    </style:style>
    <style:style style:name="T15" style:family="text">
      <style:text-properties fo:font-variant="normal" fo:text-transform="none" fo:color="#000000" style:font-name="monaco" fo:font-size="9pt" fo:font-style="normal" fo:font-weight="normal" fo:background-color="#ffffff" loext:char-shading-value="0" fo:padding="0in" fo:border="none"/>
    </style:style>
    <style:style style:name="T16" style:family="text">
      <style:text-properties fo:font-variant="normal" fo:text-transform="none" fo:color="#000000" fo:background-color="#ffffff" loext:char-shading-value="0" fo:padding="0in" fo:border="none"/>
    </style:style>
    <style:style style:name="T17" style:family="text">
      <style:text-properties fo:font-variant="normal" fo:text-transform="none" fo:color="#000000" fo:background-color="#ffffff" loext:char-shading-value="0" style:font-name-asian="monaco" style:font-size-asian="9pt" style:font-style-asian="normal" style:font-weight-asian="normal" fo:padding="0in" fo:border="none"/>
    </style:style>
    <style:style style:name="T18" style:family="text">
      <style:text-properties fo:font-variant="normal" fo:text-transform="none" fo:color="#2a00ff" style:font-name="monaco" fo:font-size="9pt" fo:font-style="normal" fo:font-weight="normal" fo:background-color="#ffffff" loext:char-shading-value="0" fo:padding="0in" fo:border="none"/>
    </style:style>
    <style:style style:name="T19" style:family="text">
      <style:text-properties fo:font-variant="normal" fo:text-transform="none" fo:color="#006633" style:text-line-through-style="none" style:text-line-through-type="none" style:font-name="monaco" fo:font-size="9pt" fo:font-style="normal" style:text-underline-style="none" fo:font-weight="normal" style:text-blinking="false" fo:background-color="#ffffff" loext:char-shading-value="0" fo:padding="0in" fo:border="none"/>
    </style:style>
    <style:style style:name="T20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padding="0in" fo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8" text:outline-level="1"><text:bookmark text:name="title-text"/><text:a xlink:type="simple" xlink:href="https://conf.umlife.net/pages/viewpage.action?pageId=9994925"><text:span text:style-name="T3">Ubuntu</text:span></text:a><text:a xlink:type="simple" xlink:href="https://conf.umlife.net/pages/viewpage.action?pageId=9994925"><text:span text:style-name="T4">好用的开发环境配置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6683846608893146348" text:style-name="L1">
          <text:list-item>
            <text:p text:style-name="P5"><draw:frame draw:style-name="fr1" draw:name="page-metadata-start" text:anchor-type="char" svg:width="0.0161in" draw:z-index="1"><draw:text-box fo:min-height="0.0161in"><text:p text:style-name="Text_20_body"/></draw:text-box></draw:frame><draw:frame draw:style-name="fr1" draw:name="Frame1" text:anchor-type="char" svg:width="0.0161in" draw:z-index="2"><draw:text-box fo:min-height="0.0161in"><text:p text:style-name="Text_20_body"><text:a xlink:type="simple" xlink:href="https://conf.umlife.net/pages/viewpage.action?pageId=9994925#page-metadata-end"><text:span text:style-name="T5">Skip to end of metadata</text:span></text:a></text:p></draw:text-box></draw:frame><text:bookmark text:name="content-metadata-attachments"/><draw:a xlink:type="simple" xlink:href="https://conf.umlife.net/pages/viewpageattachments.action?pageId=9994925&amp;metadataLink=true"><draw:frame draw:style-name="fr2" draw:name="Image1" text:anchor-type="as-char" svg:width="0.1874in" svg:height="0.1874in" draw:z-index="0"><draw:image xlink:href="https://conf.umlife.net/download/resources/com.atlassian.confluence.plugins.confluence-page-banner:page-banner-resources/images/grey_attach.png" xlink:type="simple" xlink:show="embed" xlink:actuate="onLoad"/></draw:frame></draw:a></text:p>
          </text:list-item>
          <text:list-item>
            <text:p text:style-name="P6"><text:span text:style-name="T6">Added by </text:span><text:a xlink:type="simple" xlink:href="https://conf.umlife.net/display/~huangruijie"><text:span text:style-name="T8">黄睿捷</text:span></text:a><text:span text:style-name="T6">, last edited by </text:span><text:a xlink:type="simple" xlink:href="https://conf.umlife.net/display/~huangruijie"><text:span text:style-name="T8">黄睿捷</text:span></text:a><text:span text:style-name="T9"> </text:span><text:span text:style-name="T6">on 2014-08-27  (</text:span><text:bookmark text:name="view-change-link"/><text:a xlink:type="simple" xlink:href="https://conf.umlife.net/pages/diffpages.action?pageId=9994925&amp;originalId=19073198"><text:span text:style-name="T7">view change</text:span></text:a><text:span text:style-name="T6">)</text:span></text:p>
          </text:list-item>
        </text:list>
        <text:section text:style-name="Sect1" text:name="main-content">
          <text:p text:style-name="P4"/>
          <text:section text:style-name="Sect2" text:name="highlighter_628507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9"><text:span text:style-name="Source_20_Text"><text:span text:style-name="T10"># </text:span></text:span><text:span text:style-name="Source_20_Text"><text:span text:style-name="T11">安装</text:span></text:span><text:span text:style-name="Source_20_Text"><text:span text:style-name="T10">git</text:span></text:span><text:span text:style-name="Source_20_Text"><text:span text:style-name="T11">，必备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git git-flow</text:span></text:span></text:p>
                  <text:p text:style-name="P10"> </text:p>
                  <text:p text:style-name="P9"><text:span text:style-name="Source_20_Text"><text:span text:style-name="T10"># </text:span></text:span><text:span text:style-name="Source_20_Text"><text:span text:style-name="T11">下拉式终端，按</text:span></text:span><text:span text:style-name="Source_20_Text"><text:span text:style-name="T10">F12</text:span></text:span><text:span text:style-name="Source_20_Text"><text:span text:style-name="T11">弹出终端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guake</text:span></text:span></text:p>
                  <text:p text:style-name="P10"> </text:p>
                  <text:p text:style-name="P9"><text:span text:style-name="Source_20_Text"><text:span text:style-name="T10"># Terminator </text:span></text:span><text:span text:style-name="Source_20_Text"><text:span text:style-name="T11">超级好用的终端，可以用来代替原生终端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terminator </text:span></text:span></text:p>
                  <text:p text:style-name="P10"> </text:p>
                  <text:p text:style-name="P9"><text:span text:style-name="Source_20_Text"><text:span text:style-name="T10"># Gvim</text:span></text:span><text:span text:style-name="Source_20_Text"><text:span text:style-name="T11">，必备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vim-gtk</text:span></text:span></text:p>
                  <text:p text:style-name="P10"> </text:p>
                  <text:p text:style-name="P9"><text:span text:style-name="Source_20_Text"><text:span text:style-name="T10"># </text:span></text:span><text:span text:style-name="Source_20_Text"><text:span text:style-name="T11">拼音输入法，需要注销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fcitx fcitx-config-gtk fcitx-googlepinyin fcitx-sogoupinyin fcitx-sunpinyin fcitx-ui-classic fcitx-module-cloudpinyin</text:span></text:span></text:p>
                  <text:p text:style-name="P9"><text:span text:style-name="Source_20_Text"><text:span text:style-name="T15">im-switch -s fcitx -z default </text:span></text:span></text:p>
                  <text:p text:style-name="P10"> </text:p>
                  <text:p text:style-name="P9"><text:span text:style-name="Source_20_Text"><text:span text:style-name="T10"># amdcccle</text:span></text:span><text:span text:style-name="Source_20_Text"><text:span text:style-name="T11">，双屏必备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fglrx-updates</text:span></text:span></text:p>
                  <text:p text:style-name="P10"> </text:p>
                  <text:p text:style-name="P9"><text:span text:style-name="Source_20_Text"><text:span text:style-name="T10"># docker </text:span></text:span><text:span text:style-name="Source_20_Text"><text:span text:style-name="T11">开发环境虚拟机，后端开发必备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linux-image-extra-`</text:span></text:span><text:span text:style-name="Source_20_Text"><text:span text:style-name="T12">uname</text:span></text:span><text:span text:style-name="T13"> </text:span><text:span text:style-name="Source_20_Text"><text:span text:style-name="T15">-r`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sh -c </text:span></text:span><text:span text:style-name="Source_20_Text"><text:span text:style-name="T18">"wget -qO- </text:span></text:span><text:a xlink:type="simple" xlink:href="https://get.docker.io/gpg"><text:span text:style-name="Source_20_Text"><text:span text:style-name="T19">https://get.docker.io/gpg</text:span></text:span></text:a><text:span text:style-name="Source_20_Text"><text:span text:style-name="T18"> | apt-key add -"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sh -c </text:span></text:span><text:span text:style-name="Source_20_Text"><text:span text:style-name="T18">"echo deb </text:span></text:span><text:a xlink:type="simple" xlink:href="http://get.docker.io/ubuntu"><text:span text:style-name="Source_20_Text"><text:span text:style-name="T19">http://get.docker.io/ubuntu</text:span></text:span></text:a><text:span text:style-name="Source_20_Text"><text:span text:style-name="T18"> docker main &gt; /etc/apt/sources.list.d/docker.list"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update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lxc-docker</text:span></text:span></text:p>
                  <text:p text:style-name="P10"> </text:p>
                  <text:p text:style-name="P9"><text:span text:style-name="Source_20_Text"><text:span text:style-name="T10"># FileZilla FTP</text:span></text:span><text:span text:style-name="Source_20_Text"><text:span text:style-name="T11">神器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filezilla</text:span></text:span></text:p>
                  <text:p text:style-name="P10"> </text:p>
                  <text:p text:style-name="P9"><text:span text:style-name="Source_20_Text"><text:span text:style-name="T10"># </text:span></text:span><text:span text:style-name="Source_20_Text"><text:span text:style-name="T11">桌面系统，如果觉得原生的</text:span></text:span><text:span text:style-name="Source_20_Text"><text:span text:style-name="T10">Unity</text:span></text:span><text:span text:style-name="Source_20_Text"><text:span text:style-name="T11">不好用的话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awesome </text:span></text:span><text:span text:style-name="Source_20_Text"><text:span text:style-name="T10"># </text:span></text:span><text:span text:style-name="Source_20_Text"><text:span text:style-name="T11">终极清凉，全键盘控制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cinnamon cinnamon-control-center </text:span></text:span><text:span text:style-name="Source_20_Text"><text:span text:style-name="T10"># </text:span></text:span><text:span text:style-name="Source_20_Text"><text:span text:style-name="T11">轻量，快速</text:span></text:span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chrome </text:span></text:span><text:span text:style-name="Source_20_Text"><text:span text:style-name="T11">浏览器，仇恨</text:span></text:span><text:span text:style-name="Source_20_Text"><text:span text:style-name="T10">ff</text:span></text:span><text:span text:style-name="Source_20_Text"><text:span text:style-name="T11">者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chromium-browser</text:span></text:span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 phpMyadmin </text:span></text:span><text:span text:style-name="Source_20_Text"><text:span text:style-name="T11">新版的</text:span></text:span><text:span text:style-name="Source_20_Text"><text:span text:style-name="T10">phpMyadmin</text:span></text:span><text:span text:style-name="Source_20_Text"><text:span text:style-name="T11">有各种蛋疼的特性，这里有稳定好用的老版本</text:span></text:span></text:p>
                  <text:p text:style-name="P9"><text:span text:style-name="Source_20_Text"><text:span text:style-name="T15">[</text:span></text:span><text:span text:style-name="Source_20_Text"><text:span text:style-name="T17">见下面</text:span></text:span><text:span text:style-name="Source_20_Text"><text:span text:style-name="T15">]</text:span></text:span></text:p>
                  <text:p text:style-name="P10"> </text:p>
                  <text:p text:style-name="P9"><text:span text:style-name="Source_20_Text"><text:span text:style-name="T10"># Virtualbox </text:span></text:span><text:span text:style-name="Source_20_Text"><text:span text:style-name="T11">虚拟机，装</text:span></text:span><text:span text:style-name="Source_20_Text"><text:span text:style-name="T10">xp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virtualbox</text:span></text:span></text:p>
                  <text:p text:style-name="P9"><text:soft-page-break/><text:span text:style-name="Source_20_Text"><text:span text:style-name="T16"> </text:span></text:span></text:p>
                  <text:p text:style-name="P9"><text:span text:style-name="Source_20_Text"><text:span text:style-name="T10">#</text:span></text:span><text:span text:style-name="Source_20_Text"><text:span text:style-name="T11">快速启动程序</text:span></text:span><text:span text:style-name="Source_20_Text"><text:span text:style-name="T10">dmenu aswsome</text:span></text:span><text:span text:style-name="Source_20_Text"><text:span text:style-name="T11">下神器，快捷键 </text:span></text:span><text:span text:style-name="Source_20_Text"><text:span text:style-name="T10">win+p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dmenu</text:span></text:span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 Oh-My-Zsh </text:span></text:span><text:span text:style-name="Source_20_Text"><text:span text:style-name="T11">原生的</text:span></text:span><text:span text:style-name="Source_20_Text"><text:span text:style-name="T10">shell</text:span></text:span><text:span text:style-name="Source_20_Text"><text:span text:style-name="T11">可以扔掉了</text:span></text:span></text:p>
                  <text:p text:style-name="P9"><text:span text:style-name="Source_20_Text"><text:span text:style-name="T15">https://github.com/sjl/oh-my-zsh</text:span></text:span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 Sreen </text:span></text:span><text:span text:style-name="Source_20_Text"><text:span text:style-name="T11">无法形容的好用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2">screen</text:span></text:span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 </text:span></text:span><text:span text:style-name="Source_20_Text"><text:span text:style-name="T11">快速打开、切换程序</text:span></text:span></text:p>
                  <text:p text:style-name="P9"><text:span text:style-name="Source_20_Text"><text:span text:style-name="T12">sudo</text:span></text:span><text:span text:style-name="T13"> </text:span><text:span text:style-name="Source_20_Text"><text:span text:style-name="T15">apt-get </text:span></text:span><text:span text:style-name="Source_20_Text"><text:span text:style-name="T12">install</text:span></text:span><text:span text:style-name="T13"> </text:span><text:span text:style-name="Source_20_Text"><text:span text:style-name="T15">kupfer</text:span></text:span></text:p>
                  <text:p text:style-name="P10"> </text:p>
                  <text:p text:style-name="P9"><text:span text:style-name="Source_20_Text"><text:span text:style-name="T10"># wps linux</text:span></text:span><text:span text:style-name="Source_20_Text"><text:span text:style-name="T11">下打开</text:span></text:span><text:span text:style-name="Source_20_Text"><text:span text:style-name="T10">office</text:span></text:span><text:span text:style-name="Source_20_Text"><text:span text:style-name="T11">文件</text:span></text:span></text:p>
                  <text:p text:style-name="P9"><text:span text:style-name="Source_20_Text"><text:span text:style-name="T10"># </text:span></text:span><text:span text:style-name="Source_20_Text"><text:span text:style-name="T11">打开页面下</text:span></text:span><text:span text:style-name="Source_20_Text"><text:span text:style-name="T10">deb</text:span></text:span><text:span text:style-name="Source_20_Text"><text:span text:style-name="T11">包～～ </text:span></text:span><text:a xlink:type="simple" xlink:href="http://community.wps.cn/download/"><text:span text:style-name="Source_20_Text"><text:span text:style-name="T19">http://community.wps.cn/download/</text:span></text:span></text:a></text:p>
                  <text:p text:style-name="P9"><text:span text:style-name="Source_20_Text"><text:span text:style-name="T16"> </text:span></text:span></text:p>
                  <text:p text:style-name="P9"><text:span text:style-name="Source_20_Text"><text:span text:style-name="T10"># </text:span></text:span><text:span text:style-name="Source_20_Text"><text:span text:style-name="T11">更好</text:span></text:span><text:span text:style-name="Source_20_Text"><text:span text:style-name="T10">Linux</text:span></text:span><text:span text:style-name="Source_20_Text"><text:span text:style-name="T11">开发工具安装方法同上</text:span></text:span></text:p>
                </table:table-cell>
              </table:table-row>
            </table:table>
          </text:section>
          <text:p text:style-name="P7"><text:a xlink:type="simple" xlink:href="https://conf.umlife.net/pages/viewpage.action?pageId=9994560"><text:span text:style-name="T14">Linux工具经验汇总</text:span></text:a></text:p>
          <text:p text:style-name="P7"><text:a xlink:type="simple" xlink:href="https://conf.umlife.net/download/attachments/9994925/phpMyAdmin-3.4.4-all-languages.tar.gz?version=1&amp;modificationDate=1409141471000&amp;api=v2"><text:span text:style-name="T20">phpMyAdmin-3.4.4-all-languages.tar.gz</text:span></text:a></text:p>
        </text:section>
        <text:p text:style-name="P3"><draw:frame draw:style-name="fr1" draw:name="page-metadata-end" text:anchor-type="char" svg:width="0.0161in" draw:z-index="3"><draw:text-box fo:min-height="0.0161in"><text:p text:style-name="Text_20_body"/></draw:text-box></draw:frame><draw:frame draw:style-name="fr1" draw:name="Frame2" text:anchor-type="char" svg:width="0.0161in" draw:z-index="4"><draw:text-box fo:min-height="0.0161in"><text:p text:style-name="Text_20_body"><text:a xlink:type="simple" xlink:href="https://conf.umlife.net/pages/viewpage.action?pageId=9994925#page-metadata-start"><text:span text:style-name="T5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kulturista-web" svg:font-family="kulturista-web, sans-serif"/>
    <style:font-face style:name="monaco" svg:font-family="monaco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54:05.161102346</meta:creation-date>
    <dc:date>2014-12-03T15:54:17.664900289</dc:date>
    <meta:editing-duration>P0D</meta:editing-duration>
    <meta:editing-cycles>1</meta:editing-cycles>
    <meta:document-statistic meta:table-count="1" meta:image-count="1" meta:object-count="0" meta:page-count="2" meta:paragraph-count="65" meta:word-count="397" meta:character-count="1501" meta:non-whitespace-character-count="1349"/>
    <meta:generator>LibreOffice/4.2.7.2$Linux_X86_64 LibreOffice_project/420m0$Build-2</meta:generator>
  </office:meta>
</office:document-meta>
</file>